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118.46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64.0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Register From 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pi/register</text:p>
          </table:table-cell>
          <table:table-cell office:value-type="string" calcext:value-type="string">
            <text:p>{"email":"<text:a xlink:href="mailto:pankajcheema1990@gmail.com" xlink:type="simple">pankajcheema1990@gmail.com</text:a>","password":"pankaj","password_confirmation":"pankaj"}</text:p>
          </table:table-cell>
          <table:table-cell office:value-type="string" calcext:value-type="string">
            <text:p>{</text:p>
            <text:p>  "message": "Registration  successfull.",</text:p>
            <text:p>  "status": 1</text:p>
            <text:p>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3">
          <table:table-cell office:value-type="string" calcext:value-type="string">
            <text:p>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pi/auth/login</text:p>
          </table:table-cell>
          <table:table-cell office:value-type="string" calcext:value-type="string">
            <text:p>{"email":"<text:a xlink:href="mailto:pankajcheema1990@gmail.com" xlink:type="simple">pankajcheema1990@gmail.com</text:a>","password":"kDn83YQnhV"}</text:p>
          </table:table-cell>
          <table:table-cell office:value-type="string" calcext:value-type="string">
            <text:p>{</text:p>
            <text:p>  "token": "eyJ0eXAiOiJKV1QiLCJhbGciOiJIUzI1NiJ9.eyJzdWIiOiI1N2FiMDA1OWUxYmZkNzIxYjEyZjA3ZTIiLCJpc3MiOiJodHRwOlwvXC9sb2NhbGhvc3Q6ODAwMFwvYXBpXC9hdXRoXC9sb2dpbiIsImlhdCI6MTQ3MDg4OTkzMCwiZXhwIjoxNDczNTE3OTMwLCJuYmYiOjE0NzA4ODk5MzAsImp0aSI6ImMyZjBjMTE1NTJkNjgwNGM2Mjg1NjRiNTJiNWY5ZDAxIn0.BJAGyVzDQ2-TSAS9Jcekc8o3RtmsyQVix_r3HQGRzYw",</text:p>
            <text:p>  "user": {</text:p>
            <text:p>    "_id": "57ab0059e1bfd721b12f07e2",</text:p>
            <text:p>    "email": "pankajcheema1990@gmail.com",</text:p>
            <text:p>    "user_email_confirmed": false,</text:p>
            <text:p>    "active_as_employer": false,</text:p>
            <text:p>    "active_as_jobseeker": true,</text:p>
            <text:p>    "user_first_login": false,</text:p>
            <text:p>    "updated_at": "2016-08-11 04:31:02",</text:p>
            <text:p>    "created_at": "2016-08-10 10:22:17"</text:p>
            <text:p>  },</text:p>
            <text:p>  "message": "Success",</text:p>
            <text:p>  "login_update": 1,</text:p>
            <text:p>  "status": 1</text:p>
            <text:p>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orget 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pi/forget-password</text:p>
          </table:table-cell>
          <table:table-cell office:value-type="string" calcext:value-type="string">
            <text:p>{"email":"<text:a xlink:href="mailto:pankajcheema1990@gmail.com" xlink:type="simple">pankajcheema1990@gmail.com</text:a>"}</text:p>
          </table:table-cell>
          <table:table-cell office:value-type="string" calcext:value-type="string">
            <text:p>{</text:p>
            <text:p>  "message": "Password sent to your email.",</text:p>
            <text:p>  "status": 1</text:p>
            <text:p>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Set 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et-password</text:p>
          </table:table-cell>
          <table:table-cell office:value-type="string" calcext:value-type="string">
            <text:p>{"email":"<text:a xlink:href="mailto:pankajcheema1990@gmail.com" xlink:type="simple">pankajcheema1990@gmail.com</text:a>","temp_password":"iHtJGEhdFO","password":"pankaj"}</text:p>
          </table:table-cell>
          <table:table-cell office:value-type="string" calcext:value-type="string">
            <text:p>{</text:p>
            <text:p>  "message": "Password updated successfully.",</text:p>
            <text:p>  "status": 1</text:p>
            <text:p>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job_title":"dfg",</text:p>
            <text:p>    "job_description":"test job",</text:p>
            <text:p>    "job_cat_id":"asdfghj",</text:p>
            <text:p>    "coordinates":[76.8000,30.7021],</text:p>
            <text:p>    "job_type":"Full time",</text:p>
            <text:p>    "job_published_level":"Urgent",</text:p>
            <text:p>    "job_min_age":23,</text:p>
            <text:p>    "job_max_age":27,</text:p>
            <text:p>    "job_min_experience":{"year":2,"month":5},</text:p>
            <text:p>    "job_max_experience":{"year":2,"month":5},</text:p>
            <text:p>    "employer_id":"asdfg",</text:p>
            <text:p>    "job_active_from":1470976641,</text:p>
            <text:p>    "job_active_end_time":1470976641,</text:p>
            <text:p>    "job_salary_start":1000,</text:p>
            <text:p>    "job_salary_end":2000,</text:p>
            <text:p>    "job_start_date":1470976641,</text:p>
            <text:p>    "job_end_date":1470976641</text:p>
            <text:p>    </text:p>
            <text:p>}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8:42:29.52701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9:52:34.577985103</meta:creation-date>
    <dc:date>2016-08-29T14:07:51.058052051</dc:date>
    <meta:editing-duration>P3DT14M14S</meta:editing-duration>
    <meta:editing-cycles>12</meta:editing-cycles>
    <meta:generator>LibreOffice/5.1.4.2$Linux_X86_64 LibreOffice_project/10m0$Build-2</meta:generator>
    <meta:document-statistic meta:table-count="1" meta:cell-count="32" meta:object-count="0"/>
  </office:meta>
</office:document-meta>
</file>